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fill="solid" draw:fill-color="#fafbfc" draw:textarea-horizontal-align="justify" draw:textarea-vertical-align="middle" draw:auto-grow-height="false" fo:min-height="3.54cm" fo:min-width="20.59cm" fo:wrap-option="wrap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fo:min-height="0.35cm"/>
    </style:style>
    <style:style style:name="gr9" style:family="graphic" style:parent-style-name="standard">
      <style:graphic-properties draw:stroke="none" svg:stroke-color="#000000" draw:fill="none" draw:fill-color="#ffffff" fo:min-height="0.95cm"/>
    </style:style>
    <style:style style:name="gr10" style:family="graphic" style:parent-style-name="standard">
      <style:graphic-properties draw:stroke="none" svg:stroke-color="#000000" draw:fill="none" draw:fill-color="#ffffff" fo:min-height="1.15cm"/>
    </style:style>
    <style:style style:name="gr11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263cm"/>
    </style:style>
    <style:style style:name="gr13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-0.7cm" fo:margin-right="0.9cm" fo:text-align="center" fo:text-indent="0.9cm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draw:layer="layout" svg:width="8.1cm" svg:height="1.3cm" svg:x="5.3cm" svg:y="0.9cm">
          <text:p text:style-name="P1">Java 内存模型</text:p>
        </draw:rect>
        <draw:rect draw:style-name="gr1" draw:text-style-name="P1" draw:layer="layout" svg:width="8.3cm" svg:height="1.4cm" svg:x="5.2cm" svg:y="6.2cm">
          <text:p text:style-name="P1">Class Loader类加载器</text:p>
        </draw:rect>
        <draw:ellipse draw:style-name="gr1" draw:text-style-name="P1" draw:layer="layout" svg:width="4.2cm" svg:height="1.6cm" svg:x="7cm" svg:y="3.2cm">
          <text:p text:style-name="P1">class文件</text:p>
        </draw:ellipse>
        <draw:custom-shape draw:style-name="gr2" draw:text-style-name="P1" draw:layer="layout" svg:width="1cm" svg:height="1.127cm" svg:x="8.7cm" svg:y="4.8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2cm" svg:height="2.2cm" svg:x="8.6cm" svg:y="7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3.3cm" svg:height="1.1cm" svg:x="16.2cm" svg:y="6.8cm">
          <text:p text:style-name="P2"><text:span text:style-name="T1">运行时数据区域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1.7cm" svg:height="8.6cm" svg:x="2.2cm" svg:y="11.4cm">
          <text:p text:style-name="P3">执行引擎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7cm" svg:height="6cm" svg:x="2.1cm" svg:y="21.3cm">
          <text:p text:style-name="P3">本地接口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2.4cm" svg:height="3.5cm" svg:x="5.9cm" svg:y="10.2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3.3cm" svg:height="1.9cm" svg:x="6.8cm" svg:y="11.1cm">
          <text:p text:style-name="P1"><text:span text:style-name="T1">堆（</text:span><text:span text:style-name="T1">heap</text:span><text:span text:style-name="T1">）</text:span></text:p>
        </draw:rect>
        <draw:rect draw:style-name="gr1" draw:text-style-name="P1" draw:layer="layout" svg:width="3.8cm" svg:height="1.7cm" svg:x="12.9cm" svg:y="11.2cm">
          <text:p text:style-name="P1">方法区</text:p>
        </draw:rect>
        <draw:custom-shape draw:style-name="gr4" draw:text-style-name="P3" draw:layer="layout" svg:width="5cm" svg:height="11.2cm" svg:x="5.7cm" svg:y="15.7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3.8cm" svg:height="1.7cm" svg:x="6.6cm" svg:y="16.8cm">
          <text:p text:style-name="P1">工作内存</text:p>
        </draw:rect>
        <draw:custom-shape draw:style-name="gr3" draw:text-style-name="P2" draw:layer="layout" svg:width="3cm" svg:height="1.1cm" svg:x="16.8cm" svg:y="10cm">
          <text:p text:style-name="P2"><text:span text:style-name="T1">主内存</text:span></text:p>
          <draw:enhanced-geometry svg:viewBox="0 0 21600 21600" draw:text-areas="800 800 20800 20800" draw:type="round-rectangular-callout" draw:modifiers="4671.24291902699 44985.28610354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" draw:text-style-name="P1" draw:layer="layout" svg:width="3.5cm" svg:height="1.4cm" svg:x="6.7cm" svg:y="21.8cm">
          <text:p text:style-name="P1">主内存副本</text:p>
        </draw:rect>
        <draw:line draw:style-name="gr5" draw:text-style-name="P1" draw:layer="layout" svg:x1="7.5cm" svg:y1="13.3cm" svg:x2="7.5cm" svg:y2="16.6cm">
          <text:p/>
        </draw:line>
        <draw:frame draw:style-name="gr6" draw:layer="layout" svg:width="2.5cm" svg:height="0.963cm" svg:x="7.5cm" svg:y="14.3cm">
          <draw:text-box>
            <text:p/>
          </draw:text-box>
        </draw:frame>
        <draw:frame draw:style-name="gr7" draw:text-style-name="P4" draw:layer="layout" svg:width="2.3cm" svg:height="1cm" svg:x="4.834cm" svg:y="14.1cm">
          <draw:text-box>
            <text:p text:style-name="P4"><text:span text:style-name="T2">read()</text:span></text:p>
          </draw:text-box>
        </draw:frame>
        <draw:line draw:style-name="gr5" draw:text-style-name="P1" draw:layer="layout" svg:x1="8.7cm" svg:y1="16.6cm" svg:x2="8.7cm" svg:y2="13.4cm">
          <text:p/>
        </draw:line>
        <draw:frame draw:style-name="gr7" draw:text-style-name="P4" draw:layer="layout" svg:width="2.3cm" svg:height="1cm" svg:x="8.834cm" svg:y="14.1cm">
          <draw:text-box>
            <text:p text:style-name="P4"><text:span text:style-name="T2">write()</text:span></text:p>
          </draw:text-box>
        </draw:frame>
        <draw:line draw:style-name="gr5" draw:text-style-name="P1" draw:layer="layout" svg:x1="7.5cm" svg:y1="18.3cm" svg:x2="7.5cm" svg:y2="21.6cm">
          <text:p/>
        </draw:line>
        <draw:line draw:style-name="gr5" draw:text-style-name="P1" draw:layer="layout" svg:x1="8.7cm" svg:y1="21.6cm" svg:x2="8.7cm" svg:y2="18.4cm">
          <text:p/>
        </draw:line>
        <draw:frame draw:style-name="gr7" draw:text-style-name="P4" draw:layer="layout" svg:width="2.3cm" svg:height="1cm" svg:x="4.933cm" svg:y="19.273cm">
          <draw:text-box>
            <text:p text:style-name="P4"><text:span text:style-name="T2">load()</text:span></text:p>
          </draw:text-box>
        </draw:frame>
        <draw:frame draw:style-name="gr7" draw:text-style-name="P4" draw:layer="layout" svg:width="2.3cm" svg:height="1cm" svg:x="8.8cm" svg:y="19.3cm">
          <draw:text-box>
            <text:p text:style-name="P4"><text:span text:style-name="T2">store()</text:span></text:p>
          </draw:text-box>
        </draw:frame>
        <draw:line draw:style-name="gr5" draw:text-style-name="P1" draw:layer="layout" svg:x1="6.3cm" svg:y1="17.1cm" svg:x2="3.9cm" svg:y2="17.1cm">
          <text:p/>
        </draw:line>
        <draw:line draw:style-name="gr5" draw:text-style-name="P1" draw:layer="layout" svg:x1="4cm" svg:y1="18cm" svg:x2="6.5cm" svg:y2="18cm">
          <text:p/>
        </draw:line>
        <draw:frame draw:style-name="gr8" draw:text-style-name="P4" draw:layer="layout" svg:width="2.3cm" svg:height="0.882cm" svg:x="4.2cm" svg:y="16.1cm">
          <draw:text-box>
            <text:p text:style-name="P4"><text:span text:style-name="T2">use()</text:span></text:p>
          </draw:text-box>
        </draw:frame>
        <draw:frame draw:style-name="gr9" draw:text-style-name="P4" draw:layer="layout" svg:width="2.7cm" svg:height="1.2cm" svg:x="3.9cm" svg:y="17.9cm">
          <draw:text-box>
            <text:p text:style-name="P4"><text:span text:style-name="T2">assign()</text:span></text:p>
          </draw:text-box>
        </draw:frame>
        <draw:frame draw:style-name="gr10" draw:layer="layout" svg:width="3.5cm" svg:height="1.4cm" svg:x="6.7cm" svg:y="24.6cm">
          <draw:text-box>
            <text:p>线程一</text:p>
          </draw:text-box>
        </draw:frame>
        <draw:line draw:style-name="gr11" draw:text-style-name="P1" draw:layer="layout" svg:x1="15.2cm" svg:y1="14.1cm" svg:x2="11.2cm" svg:y2="16.5cm">
          <text:p/>
        </draw:line>
        <draw:line draw:style-name="gr5" draw:text-style-name="P1" draw:layer="layout" svg:x1="11.6cm" svg:y1="17.2cm" svg:x2="15.9cm" svg:y2="14.2cm">
          <text:p/>
        </draw:line>
        <draw:frame draw:style-name="gr7" draw:text-style-name="P4" draw:layer="layout" svg:width="2.3cm" svg:height="1cm" svg:x="12cm" svg:y="14.5cm">
          <draw:text-box>
            <text:p text:style-name="P4"><text:span text:style-name="T2">Lock()</text:span></text:p>
          </draw:text-box>
        </draw:frame>
        <draw:frame draw:style-name="gr12" draw:text-style-name="P4" draw:layer="layout" svg:width="3.2cm" svg:height="1.513cm" svg:x="13.7cm" svg:y="15.6cm">
          <draw:text-box>
            <text:p text:style-name="P4"><text:span text:style-name="T2">unLock()</text:span></text:p>
          </draw:text-box>
        </draw:frame>
        <draw:frame draw:style-name="gr10" draw:layer="layout" svg:width="3.5cm" svg:height="1.4cm" svg:x="6.7cm" svg:y="24.6cm">
          <draw:text-box>
            <text:p>线程一</text:p>
          </draw:text-box>
        </draw:frame>
        <draw:frame draw:style-name="gr10" draw:layer="layout" svg:width="3.2cm" svg:height="1.4cm" svg:x="11cm" svg:y="12.8cm">
          <draw:text-box>
            <text:p/>
          </draw:text-box>
        </draw:frame>
        <draw:frame draw:style-name="gr13" draw:layer="layout" svg:width="2.7cm" svg:height="1.3cm" svg:x="10.4cm" svg:y="10.6cm">
          <draw:text-box>
            <text:p>主内存</text:p>
          </draw:text-box>
        </draw:frame>
        <officeooo:annotation svg:x="14.779cm" svg:y="1.55cm">
          <dc:creator>panda wang</dc:creator>
          <dc:date>2020-11-16T22:29:56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nda wang</meta:initial-creator>
    <meta:creation-date>2020-11-16T22:25:54.32</meta:creation-date>
    <dc:date>2020-11-16T23:09:25.77</dc:date>
    <dc:creator>panda wang</dc:creator>
    <meta:editing-duration>PT43M31S</meta:editing-duration>
    <meta:editing-cycles>3</meta:editing-cycles>
    <meta:generator>OpenOffice/4.1.2$Win32 OpenOffice.org_project/412m3$Build-9782</meta:generator>
    <meta:document-statistic meta:object-count="36"/>
  </office:meta>
</office:document-meta>
</file>